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8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ElasticNet</text:p>
          </draw:text-box>
        </draw:frame>
        <draw:frame presentation:style-name="pr2" draw:text-style-name="P1" draw:layer="layout" svg:width="21.099cm" svg:height="8.319cm" svg:x="5.5cm" svg:y="4.5cm" presentation:class="subtitle" presentation:user-transformed="true">
          <draw:text-box>
            <text:p>Régression Linéai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égression linéaire combinant LASSO et Ridge</text:p>
              </text:list-item>
              <text:list-item>
                <text:p>Combine leur points forts et supérieure mais plus l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4T11:39:56.192000000</meta:creation-date>
    <dc:date>2021-10-04T11:49:21.939000000</dc:date>
    <meta:editing-duration>PT9M27S</meta:editing-duration>
    <meta:editing-cycles>2</meta:editing-cycles>
    <meta:generator>LibreOffice/7.1.4.2$Windows_X86_64 LibreOffice_project/a529a4fab45b75fefc5b6226684193eb000654f6</meta:generator>
    <meta:document-statistic meta:object-count="29"/>
  </office:meta>
</office:document-meta>
</file>